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ejaVu Sans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61">
      <style:text-properties style:font-name="Liberation Sans" fo:font-weight="bold" style:font-name-asian="DejaVu Sans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VCC_OCPROT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urrent sense – VCC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Diff amp</text:p>
          </table:table-cell>
          <table:table-cell office:value-type="string" calcext:value-type="string">
            <text:p>Diff R1</text:p>
          </table:table-cell>
          <table:table-cell office:value-type="string" calcext:value-type="string">
            <text:p>Diff R2</text:p>
          </table:table-cell>
          <table:table-cell office:value-type="string" calcext:value-type="string">
            <text:p>V_offset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table:style-name="ce2" office:value-type="float" office:value="0.18" calcext:value-type="float">
            <text:p>0,18</text:p>
          </table:table-cell>
          <table:table-cell table:style-name="ce4" office:value-type="string" calcext:value-type="string">
            <text:p>TS912</text:p>
          </table:table-cell>
          <table:table-cell table:style-name="ce5" office:value-type="float" office:value="1200" calcext:value-type="float">
            <text:p>1,20E+03</text:p>
          </table:table-cell>
          <table:table-cell table:style-name="ce5" office:value-type="float" office:value="39000" calcext:value-type="float">
            <text:p>3,90E+04</text:p>
          </table:table-cell>
          <table:table-cell table:style-name="ce5" office:value-type="float" office:value="0" calcext:value-type="float">
            <text:p>0,00E+00</text:p>
          </table:table-cell>
          <table:table-cell table:style-name="ce4" office:value-type="string" calcext:value-type="string">
            <text:p>LM393</text:p>
          </table:table-cell>
          <table:table-cell table:style-name="ce8" office:value-type="string" calcext:value-type="string">
            <text:p>74HC74</text:p>
          </table:table-cell>
          <table:table-cell table:style-name="ce5" office:value-type="string" calcext:value-type="string">
            <text:p>IRF7420PBF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 calcext:value-type="string">
            <text:p>Vctrl</text:p>
          </table:table-cell>
          <table:table-cell office:value-type="string" calcext:value-type="string">
            <text:p>Isen</text:p>
          </table:table-cell>
          <table:table-cell table:style-name="ce6" office:value-type="string" calcext:value-type="string">
            <text:p>Resolution (12-bit DAC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]-[.$E$3])/[.$A$3]*[.$C$3]/[.$D$3]" office:value-type="float" office:value="0" calcext:value-type="float">
            <text:p>0</text:p>
          </table:table-cell>
          <table:table-cell table:formula="of:=([.B7]-[.B6])/62" office:value-type="float" office:value="0.000137854976564654" calcext:value-type="float">
            <text:p>0,000137854976565</text:p>
          </table:table-cell>
          <table:table-cell/>
          <table:table-cell table:style-name="ce7" table:number-columns-spanned="3" table:number-rows-spanned="2"/>
          <table:covered-table-cell table:style-name="ce1"/>
          <table:covered-table-cell/>
          <table:table-cell table:style-name="ce4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([.A7]-[.$E$3])/[.$A$3]*[.$C$3]/[.$D$3]" office:value-type="float" office:value="0.00854700854700855" calcext:value-type="float">
            <text:p>0,008547008547009</text:p>
          </table:table-cell>
          <table:table-cell table:number-columns-repeated="2"/>
          <table:covered-table-cell table:number-columns-repeated="3"/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([.A8]-[.$E$3])/[.$A$3]*[.$C$3]/[.$D$3]" office:value-type="float" office:value="0.0170940170940171" calcext:value-type="float">
            <text:p>0,017094017094017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([.A9]-[.$E$3])/[.$A$3]*[.$C$3]/[.$D$3]" office:value-type="float" office:value="0.0256410256410256" calcext:value-type="float">
            <text:p>0,025641025641026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([.A10]-[.$E$3])/[.$A$3]*[.$C$3]/[.$D$3]" office:value-type="float" office:value="0.0341880341880342" calcext:value-type="float">
            <text:p>0,034188034188034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([.A11]-[.$E$3])/[.$A$3]*[.$C$3]/[.$D$3]" office:value-type="float" office:value="0.0427350427350427" calcext:value-type="float">
            <text:p>0,042735042735043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([.A12]-[.$E$3])/[.$A$3]*[.$C$3]/[.$D$3]" office:value-type="float" office:value="0.0512820512820513" calcext:value-type="float">
            <text:p>0,051282051282051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([.A13]-[.$E$3])/[.$A$3]*[.$C$3]/[.$D$3]" office:value-type="float" office:value="0.0598290598290598" calcext:value-type="float">
            <text:p>0,05982905982906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([.A14]-[.$E$3])/[.$A$3]*[.$C$3]/[.$D$3]" office:value-type="float" office:value="0.0683760683760684" calcext:value-type="float">
            <text:p>0,068376068376068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([.A15]-[.$E$3])/[.$A$3]*[.$C$3]/[.$D$3]" office:value-type="float" office:value="0.0769230769230769" calcext:value-type="float">
            <text:p>0,076923076923077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([.A16]-[.$E$3])/[.$A$3]*[.$C$3]/[.$D$3]" office:value-type="float" office:value="0.0854700854700855" calcext:value-type="float">
            <text:p>0,085470085470086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([.A17]-[.$E$3])/[.$A$3]*[.$C$3]/[.$D$3]" office:value-type="float" office:value="0.094017094017094" calcext:value-type="float">
            <text:p>0,09401709401709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([.A18]-[.$E$3])/[.$A$3]*[.$C$3]/[.$D$3]" office:value-type="float" office:value="0.102564102564103" calcext:value-type="float">
            <text:p>0,102564102564103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([.A19]-[.$E$3])/[.$A$3]*[.$C$3]/[.$D$3]" office:value-type="float" office:value="0.111111111111111" calcext:value-type="float">
            <text:p>0,111111111111111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([.A20]-[.$E$3])/[.$A$3]*[.$C$3]/[.$D$3]" office:value-type="float" office:value="0.11965811965812" calcext:value-type="float">
            <text:p>0,11965811965812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([.A21]-[.$E$3])/[.$A$3]*[.$C$3]/[.$D$3]" office:value-type="float" office:value="0.128205128205128" calcext:value-type="float">
            <text:p>0,128205128205128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([.A22]-[.$E$3])/[.$A$3]*[.$C$3]/[.$D$3]" office:value-type="float" office:value="0.136752136752137" calcext:value-type="float">
            <text:p>0,136752136752137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([.A23]-[.$E$3])/[.$A$3]*[.$C$3]/[.$D$3]" office:value-type="float" office:value="0.145299145299145" calcext:value-type="float">
            <text:p>0,145299145299145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([.A24]-[.$E$3])/[.$A$3]*[.$C$3]/[.$D$3]" office:value-type="float" office:value="0.153846153846154" calcext:value-type="float">
            <text:p>0,153846153846154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([.A25]-[.$E$3])/[.$A$3]*[.$C$3]/[.$D$3]" office:value-type="float" office:value="0.162393162393162" calcext:value-type="float">
            <text:p>0,1623931623931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26]-[.$E$3])/[.$A$3]*[.$C$3]/[.$D$3]" office:value-type="float" office:value="0.170940170940171" calcext:value-type="float">
            <text:p>0,170940170940171</text:p>
          </table:table-cell>
          <table:table-cell table:number-columns-repeated="6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formula="of:=([.A27]-[.$E$3])/[.$A$3]*[.$C$3]/[.$D$3]" office:value-type="float" office:value="0.17948717948718" calcext:value-type="float">
            <text:p>0,17948717948718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([.A28]-[.$E$3])/[.$A$3]*[.$C$3]/[.$D$3]" office:value-type="float" office:value="0.188034188034188" calcext:value-type="float">
            <text:p>0,188034188034188</text:p>
          </table:table-cell>
          <table:table-cell table:number-columns-repeated="6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formula="of:=([.A29]-[.$E$3])/[.$A$3]*[.$C$3]/[.$D$3]" office:value-type="float" office:value="0.196581196581197" calcext:value-type="float">
            <text:p>0,196581196581197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([.A30]-[.$E$3])/[.$A$3]*[.$C$3]/[.$D$3]" office:value-type="float" office:value="0.205128205128205" calcext:value-type="float">
            <text:p>0,205128205128205</text:p>
          </table:table-cell>
          <table:table-cell table:number-columns-repeated="6"/>
        </table:table-row>
        <table:table-row table:style-name="ro1">
          <table:table-cell table:style-name="ce3" office:value-type="float" office:value="1.25" calcext:value-type="float">
            <text:p>1,25</text:p>
          </table:table-cell>
          <table:table-cell table:formula="of:=([.A31]-[.$E$3])/[.$A$3]*[.$C$3]/[.$D$3]" office:value-type="float" office:value="0.213675213675214" calcext:value-type="float">
            <text:p>0,213675213675214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([.A32]-[.$E$3])/[.$A$3]*[.$C$3]/[.$D$3]" office:value-type="float" office:value="0.222222222222222" calcext:value-type="float">
            <text:p>0,222222222222222</text:p>
          </table:table-cell>
          <table:table-cell table:number-columns-repeated="6"/>
        </table:table-row>
        <table:table-row table:style-name="ro1">
          <table:table-cell office:value-type="float" office:value="1.35" calcext:value-type="float">
            <text:p>1,35</text:p>
          </table:table-cell>
          <table:table-cell table:formula="of:=([.A33]-[.$E$3])/[.$A$3]*[.$C$3]/[.$D$3]" office:value-type="float" office:value="0.230769230769231" calcext:value-type="float">
            <text:p>0,230769230769231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[.A34]-[.$E$3])/[.$A$3]*[.$C$3]/[.$D$3]" office:value-type="float" office:value="0.239316239316239" calcext:value-type="float">
            <text:p>0,239316239316239</text:p>
          </table:table-cell>
          <table:table-cell table:number-columns-repeated="6"/>
        </table:table-row>
        <table:table-row table:style-name="ro1">
          <table:table-cell office:value-type="float" office:value="1.45" calcext:value-type="float">
            <text:p>1,45</text:p>
          </table:table-cell>
          <table:table-cell table:formula="of:=([.A35]-[.$E$3])/[.$A$3]*[.$C$3]/[.$D$3]" office:value-type="float" office:value="0.247863247863248" calcext:value-type="float">
            <text:p>0,247863247863248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([.A36]-[.$E$3])/[.$A$3]*[.$C$3]/[.$D$3]" office:value-type="float" office:value="0.256410256410256" calcext:value-type="float">
            <text:p>0,256410256410256</text:p>
          </table:table-cell>
          <table:table-cell table:number-columns-repeated="6"/>
        </table:table-row>
        <table:table-row table:style-name="ro1">
          <table:table-cell office:value-type="float" office:value="1.55" calcext:value-type="float">
            <text:p>1,55</text:p>
          </table:table-cell>
          <table:table-cell table:formula="of:=([.A37]-[.$E$3])/[.$A$3]*[.$C$3]/[.$D$3]" office:value-type="float" office:value="0.264957264957265" calcext:value-type="float">
            <text:p>0,264957264957265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([.A38]-[.$E$3])/[.$A$3]*[.$C$3]/[.$D$3]" office:value-type="float" office:value="0.273504273504273" calcext:value-type="float">
            <text:p>0,273504273504273</text:p>
          </table:table-cell>
          <table:table-cell table:number-columns-repeated="6"/>
        </table:table-row>
        <table:table-row table:style-name="ro1">
          <table:table-cell office:value-type="float" office:value="1.65" calcext:value-type="float">
            <text:p>1,65</text:p>
          </table:table-cell>
          <table:table-cell table:formula="of:=([.A39]-[.$E$3])/[.$A$3]*[.$C$3]/[.$D$3]" office:value-type="float" office:value="0.282051282051282" calcext:value-type="float">
            <text:p>0,282051282051282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([.A40]-[.$E$3])/[.$A$3]*[.$C$3]/[.$D$3]" office:value-type="float" office:value="0.290598290598291" calcext:value-type="float">
            <text:p>0,290598290598291</text:p>
          </table:table-cell>
          <table:table-cell table:number-columns-repeated="6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formula="of:=([.A41]-[.$E$3])/[.$A$3]*[.$C$3]/[.$D$3]" office:value-type="float" office:value="0.299145299145299" calcext:value-type="float">
            <text:p>0,299145299145299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([.A42]-[.$E$3])/[.$A$3]*[.$C$3]/[.$D$3]" office:value-type="float" office:value="0.307692307692308" calcext:value-type="float">
            <text:p>0,307692307692308</text:p>
          </table:table-cell>
          <table:table-cell table:number-columns-repeated="6"/>
        </table:table-row>
        <table:table-row table:style-name="ro1">
          <table:table-cell office:value-type="float" office:value="1.85" calcext:value-type="float">
            <text:p>1,85</text:p>
          </table:table-cell>
          <table:table-cell table:formula="of:=([.A43]-[.$E$3])/[.$A$3]*[.$C$3]/[.$D$3]" office:value-type="float" office:value="0.316239316239316" calcext:value-type="float">
            <text:p>0,316239316239316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([.A44]-[.$E$3])/[.$A$3]*[.$C$3]/[.$D$3]" office:value-type="float" office:value="0.324786324786325" calcext:value-type="float">
            <text:p>0,324786324786325</text:p>
          </table:table-cell>
          <table:table-cell table:number-columns-repeated="6"/>
        </table:table-row>
        <table:table-row table:style-name="ro1">
          <table:table-cell office:value-type="float" office:value="1.95" calcext:value-type="float">
            <text:p>1,95</text:p>
          </table:table-cell>
          <table:table-cell table:formula="of:=([.A45]-[.$E$3])/[.$A$3]*[.$C$3]/[.$D$3]" office:value-type="float" office:value="0.333333333333333" calcext:value-type="float">
            <text:p>0,3333333333333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6]-[.$E$3])/[.$A$3]*[.$C$3]/[.$D$3]" office:value-type="float" office:value="0.341880341880342" calcext:value-type="float">
            <text:p>0,341880341880342</text:p>
          </table:table-cell>
          <table:table-cell table:number-columns-repeated="6"/>
        </table:table-row>
        <table:table-row table:style-name="ro1">
          <table:table-cell office:value-type="float" office:value="2.05" calcext:value-type="float">
            <text:p>2,05</text:p>
          </table:table-cell>
          <table:table-cell table:formula="of:=([.A47]-[.$E$3])/[.$A$3]*[.$C$3]/[.$D$3]" office:value-type="float" office:value="0.35042735042735" calcext:value-type="float">
            <text:p>0,35042735042735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([.A48]-[.$E$3])/[.$A$3]*[.$C$3]/[.$D$3]" office:value-type="float" office:value="0.358974358974359" calcext:value-type="float">
            <text:p>0,358974358974359</text:p>
          </table:table-cell>
          <table:table-cell table:number-columns-repeated="6"/>
        </table:table-row>
        <table:table-row table:style-name="ro1">
          <table:table-cell office:value-type="float" office:value="2.15" calcext:value-type="float">
            <text:p>2,15</text:p>
          </table:table-cell>
          <table:table-cell table:formula="of:=([.A49]-[.$E$3])/[.$A$3]*[.$C$3]/[.$D$3]" office:value-type="float" office:value="0.367521367521368" calcext:value-type="float">
            <text:p>0,367521367521368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([.A50]-[.$E$3])/[.$A$3]*[.$C$3]/[.$D$3]" office:value-type="float" office:value="0.376068376068376" calcext:value-type="float">
            <text:p>0,376068376068376</text:p>
          </table:table-cell>
          <table:table-cell table:number-columns-repeated="6"/>
        </table:table-row>
        <table:table-row table:style-name="ro1">
          <table:table-cell office:value-type="float" office:value="2.25" calcext:value-type="float">
            <text:p>2,25</text:p>
          </table:table-cell>
          <table:table-cell table:formula="of:=([.A51]-[.$E$3])/[.$A$3]*[.$C$3]/[.$D$3]" office:value-type="float" office:value="0.384615384615385" calcext:value-type="float">
            <text:p>0,384615384615385</text:p>
          </table:table-cell>
          <table:table-cell table:number-columns-repeated="6"/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([.A52]-[.$E$3])/[.$A$3]*[.$C$3]/[.$D$3]" office:value-type="float" office:value="0.393162393162393" calcext:value-type="float">
            <text:p>0,393162393162393</text:p>
          </table:table-cell>
          <table:table-cell table:number-columns-repeated="6"/>
        </table:table-row>
        <table:table-row table:style-name="ro1">
          <table:table-cell office:value-type="float" office:value="2.35" calcext:value-type="float">
            <text:p>2,35</text:p>
          </table:table-cell>
          <table:table-cell table:formula="of:=([.A53]-[.$E$3])/[.$A$3]*[.$C$3]/[.$D$3]" office:value-type="float" office:value="0.401709401709402" calcext:value-type="float">
            <text:p>0,401709401709402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([.A54]-[.$E$3])/[.$A$3]*[.$C$3]/[.$D$3]" office:value-type="float" office:value="0.41025641025641" calcext:value-type="float">
            <text:p>0,41025641025641</text:p>
          </table:table-cell>
          <table:table-cell table:number-columns-repeated="6"/>
        </table:table-row>
        <table:table-row table:style-name="ro1">
          <table:table-cell office:value-type="float" office:value="2.45" calcext:value-type="float">
            <text:p>2,45</text:p>
          </table:table-cell>
          <table:table-cell table:formula="of:=([.A55]-[.$E$3])/[.$A$3]*[.$C$3]/[.$D$3]" office:value-type="float" office:value="0.418803418803419" calcext:value-type="float">
            <text:p>0,418803418803419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([.A56]-[.$E$3])/[.$A$3]*[.$C$3]/[.$D$3]" office:value-type="float" office:value="0.427350427350427" calcext:value-type="float">
            <text:p>0,427350427350427</text:p>
          </table:table-cell>
          <table:table-cell table:number-columns-repeated="6"/>
        </table:table-row>
        <table:table-row table:style-name="ro1">
          <table:table-cell office:value-type="float" office:value="2.55" calcext:value-type="float">
            <text:p>2,55</text:p>
          </table:table-cell>
          <table:table-cell table:formula="of:=([.A57]-[.$E$3])/[.$A$3]*[.$C$3]/[.$D$3]" office:value-type="float" office:value="0.435897435897436" calcext:value-type="float">
            <text:p>0,435897435897436</text:p>
          </table:table-cell>
          <table:table-cell table:number-columns-repeated="6"/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([.A58]-[.$E$3])/[.$A$3]*[.$C$3]/[.$D$3]" office:value-type="float" office:value="0.444444444444444" calcext:value-type="float">
            <text:p>0,444444444444444</text:p>
          </table:table-cell>
          <table:table-cell table:number-columns-repeated="6"/>
        </table:table-row>
        <table:table-row table:style-name="ro1">
          <table:table-cell office:value-type="float" office:value="2.65" calcext:value-type="float">
            <text:p>2,65</text:p>
          </table:table-cell>
          <table:table-cell table:formula="of:=([.A59]-[.$E$3])/[.$A$3]*[.$C$3]/[.$D$3]" office:value-type="float" office:value="0.452991452991453" calcext:value-type="float">
            <text:p>0,452991452991453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([.A60]-[.$E$3])/[.$A$3]*[.$C$3]/[.$D$3]" office:value-type="float" office:value="0.461538461538462" calcext:value-type="float">
            <text:p>0,461538461538462</text:p>
          </table:table-cell>
          <table:table-cell table:number-columns-repeated="6"/>
        </table:table-row>
        <table:table-row table:style-name="ro1">
          <table:table-cell office:value-type="float" office:value="2.75" calcext:value-type="float">
            <text:p>2,75</text:p>
          </table:table-cell>
          <table:table-cell table:formula="of:=([.A61]-[.$E$3])/[.$A$3]*[.$C$3]/[.$D$3]" office:value-type="float" office:value="0.47008547008547" calcext:value-type="float">
            <text:p>0,47008547008547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([.A62]-[.$E$3])/[.$A$3]*[.$C$3]/[.$D$3]" office:value-type="float" office:value="0.478632478632479" calcext:value-type="float">
            <text:p>0,478632478632479</text:p>
          </table:table-cell>
          <table:table-cell table:number-columns-repeated="6"/>
        </table:table-row>
        <table:table-row table:style-name="ro1">
          <table:table-cell office:value-type="float" office:value="2.85" calcext:value-type="float">
            <text:p>2,85</text:p>
          </table:table-cell>
          <table:table-cell table:formula="of:=([.A63]-[.$E$3])/[.$A$3]*[.$C$3]/[.$D$3]" office:value-type="float" office:value="0.487179487179487" calcext:value-type="float">
            <text:p>0,487179487179487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([.A64]-[.$E$3])/[.$A$3]*[.$C$3]/[.$D$3]" office:value-type="float" office:value="0.495726495726496" calcext:value-type="float">
            <text:p>0,495726495726496</text:p>
          </table:table-cell>
          <table:table-cell table:number-columns-repeated="6"/>
        </table:table-row>
        <table:table-row table:style-name="ro1">
          <table:table-cell office:value-type="float" office:value="2.95" calcext:value-type="float">
            <text:p>2,95</text:p>
          </table:table-cell>
          <table:table-cell table:formula="of:=([.A65]-[.$E$3])/[.$A$3]*[.$C$3]/[.$D$3]" office:value-type="float" office:value="0.504273504273504" calcext:value-type="float">
            <text:p>0,5042735042735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66]-[.$E$3])/[.$A$3]*[.$C$3]/[.$D$3]" office:value-type="float" office:value="0.512820512820513" calcext:value-type="float">
            <text:p>0,512820512820513</text:p>
          </table:table-cell>
          <table:table-cell table:number-columns-repeated="6"/>
        </table:table-row>
        <table:table-row table:style-name="ro1">
          <table:table-cell office:value-type="float" office:value="3.05" calcext:value-type="float">
            <text:p>3,05</text:p>
          </table:table-cell>
          <table:table-cell table:formula="of:=([.A67]-[.$E$3])/[.$A$3]*[.$C$3]/[.$D$3]" office:value-type="float" office:value="0.521367521367521" calcext:value-type="float">
            <text:p>0,521367521367521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([.A68]-[.$E$3])/[.$A$3]*[.$C$3]/[.$D$3]" office:value-type="float" office:value="0.52991452991453" calcext:value-type="float">
            <text:p>0,52991452991453</text:p>
          </table:table-cell>
          <table:table-cell table:number-columns-repeated="6"/>
        </table:table-row>
        <table:table-row table:style-name="ro1">
          <table:table-cell office:value-type="float" office:value="3.15" calcext:value-type="float">
            <text:p>3,15</text:p>
          </table:table-cell>
          <table:table-cell table:formula="of:=([.A69]-[.$E$3])/[.$A$3]*[.$C$3]/[.$D$3]" office:value-type="float" office:value="0.538461538461538" calcext:value-type="float">
            <text:p>0,538461538461538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([.A70]-[.$E$3])/[.$A$3]*[.$C$3]/[.$D$3]" office:value-type="float" office:value="0.547008547008547" calcext:value-type="float">
            <text:p>0,547008547008547</text:p>
          </table:table-cell>
          <table:table-cell table:number-columns-repeated="6"/>
        </table:table-row>
        <table:table-row table:style-name="ro1">
          <table:table-cell office:value-type="float" office:value="3.25" calcext:value-type="float">
            <text:p>3,25</text:p>
          </table:table-cell>
          <table:table-cell table:formula="of:=([.A71]-[.$E$3])/[.$A$3]*[.$C$3]/[.$D$3]" office:value-type="float" office:value="0.555555555555556" calcext:value-type="float">
            <text:p>0,555555555555556</text:p>
          </table:table-cell>
          <table:table-cell table:number-columns-repeated="6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([.A72]-[.$E$3])/[.$A$3]*[.$C$3]/[.$D$3]" office:value-type="float" office:value="0.564102564102564" calcext:value-type="float">
            <text:p>0,564102564102564</text:p>
          </table:table-cell>
          <table:table-cell table:number-columns-repeated="6"/>
        </table:table-row>
      </table:table>
      <table:table table:name="VPP_OCPROT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urrent sense – VPP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Diff amp</text:p>
          </table:table-cell>
          <table:table-cell office:value-type="string" calcext:value-type="string">
            <text:p>Diff R1</text:p>
          </table:table-cell>
          <table:table-cell office:value-type="string" calcext:value-type="string">
            <text:p>Diff R2</text:p>
          </table:table-cell>
          <table:table-cell office:value-type="string" calcext:value-type="string">
            <text:p>V_offset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table:style-name="ce2" office:value-type="float" office:value="0.18" calcext:value-type="float">
            <text:p>0,18</text:p>
          </table:table-cell>
          <table:table-cell table:style-name="ce4" office:value-type="string" calcext:value-type="string">
            <text:p>TS912</text:p>
          </table:table-cell>
          <table:table-cell table:style-name="ce5" office:value-type="float" office:value="1200" calcext:value-type="float">
            <text:p>1,20E+03</text:p>
          </table:table-cell>
          <table:table-cell table:style-name="ce5" office:value-type="float" office:value="75000" calcext:value-type="float">
            <text:p>7,50E+04</text:p>
          </table:table-cell>
          <table:table-cell table:style-name="ce5" office:value-type="float" office:value="0" calcext:value-type="float">
            <text:p>0,00E+00</text:p>
          </table:table-cell>
          <table:table-cell table:style-name="ce4" office:value-type="string" calcext:value-type="string">
            <text:p>LM393</text:p>
          </table:table-cell>
          <table:table-cell table:style-name="ce5" office:value-type="string" calcext:value-type="string">
            <text:p>74HC74</text:p>
          </table:table-cell>
          <table:table-cell table:style-name="ce5" office:value-type="string" calcext:value-type="string">
            <text:p>IRLML9301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 calcext:value-type="string">
            <text:p>Vctrl</text:p>
          </table:table-cell>
          <table:table-cell office:value-type="string" calcext:value-type="string">
            <text:p>Isen</text:p>
          </table:table-cell>
          <table:table-cell table:style-name="ce6" office:value-type="string" calcext:value-type="string">
            <text:p>Resolution (12-bit DAC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6]-[.$E$3])/[.$A$3]*[.$C$3]/[.$D$3]" office:value-type="float" office:value="0" calcext:value-type="float">
            <text:p>0</text:p>
          </table:table-cell>
          <table:table-cell table:formula="of:=([.B7]-[.B6])/62" office:value-type="float" office:value="0.0000716845878136201" calcext:value-type="float">
            <text:p>7,16845878136201E-05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([.A7]-[.$E$3])/[.$A$3]*[.$C$3]/[.$D$3]" office:value-type="float" office:value="0.00444444444444445" calcext:value-type="float">
            <text:p>0,004444444444444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([.A8]-[.$E$3])/[.$A$3]*[.$C$3]/[.$D$3]" office:value-type="float" office:value="0.00888888888888889" calcext:value-type="float">
            <text:p>0,008888888888889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([.A9]-[.$E$3])/[.$A$3]*[.$C$3]/[.$D$3]" office:value-type="float" office:value="0.0133333333333333" calcext:value-type="float">
            <text:p>0,013333333333333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([.A10]-[.$E$3])/[.$A$3]*[.$C$3]/[.$D$3]" office:value-type="float" office:value="0.0177777777777778" calcext:value-type="float">
            <text:p>0,017777777777778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([.A11]-[.$E$3])/[.$A$3]*[.$C$3]/[.$D$3]" office:value-type="float" office:value="0.0222222222222222" calcext:value-type="float">
            <text:p>0,022222222222222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([.A12]-[.$E$3])/[.$A$3]*[.$C$3]/[.$D$3]" office:value-type="float" office:value="0.0266666666666667" calcext:value-type="float">
            <text:p>0,026666666666667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([.A13]-[.$E$3])/[.$A$3]*[.$C$3]/[.$D$3]" office:value-type="float" office:value="0.0311111111111111" calcext:value-type="float">
            <text:p>0,03111111111111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([.A14]-[.$E$3])/[.$A$3]*[.$C$3]/[.$D$3]" office:value-type="float" office:value="0.0355555555555556" calcext:value-type="float">
            <text:p>0,035555555555556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([.A15]-[.$E$3])/[.$A$3]*[.$C$3]/[.$D$3]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([.A16]-[.$E$3])/[.$A$3]*[.$C$3]/[.$D$3]" office:value-type="float" office:value="0.0444444444444444" calcext:value-type="float">
            <text:p>0,044444444444445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([.A17]-[.$E$3])/[.$A$3]*[.$C$3]/[.$D$3]" office:value-type="float" office:value="0.0488888888888889" calcext:value-type="float">
            <text:p>0,048888888888889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([.A18]-[.$E$3])/[.$A$3]*[.$C$3]/[.$D$3]" office:value-type="float" office:value="0.0533333333333333" calcext:value-type="float">
            <text:p>0,053333333333333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([.A19]-[.$E$3])/[.$A$3]*[.$C$3]/[.$D$3]" office:value-type="float" office:value="0.0577777777777778" calcext:value-type="float">
            <text:p>0,057777777777778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([.A20]-[.$E$3])/[.$A$3]*[.$C$3]/[.$D$3]" office:value-type="float" office:value="0.0622222222222222" calcext:value-type="float">
            <text:p>0,062222222222222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([.A21]-[.$E$3])/[.$A$3]*[.$C$3]/[.$D$3]" office:value-type="float" office:value="0.0666666666666667" calcext:value-type="float">
            <text:p>0,066666666666667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([.A22]-[.$E$3])/[.$A$3]*[.$C$3]/[.$D$3]" office:value-type="float" office:value="0.0711111111111111" calcext:value-type="float">
            <text:p>0,071111111111111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([.A23]-[.$E$3])/[.$A$3]*[.$C$3]/[.$D$3]" office:value-type="float" office:value="0.0755555555555556" calcext:value-type="float">
            <text:p>0,075555555555556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([.A24]-[.$E$3])/[.$A$3]*[.$C$3]/[.$D$3]" office:value-type="float" office:value="0.08" calcext:value-type="float">
            <text:p>0,08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([.A25]-[.$E$3])/[.$A$3]*[.$C$3]/[.$D$3]" office:value-type="float" office:value="0.0844444444444444" calcext:value-type="float">
            <text:p>0,0844444444444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26]-[.$E$3])/[.$A$3]*[.$C$3]/[.$D$3]" office:value-type="float" office:value="0.0888888888888889" calcext:value-type="float">
            <text:p>0,088888888888889</text:p>
          </table:table-cell>
          <table:table-cell table:number-columns-repeated="6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formula="of:=([.A27]-[.$E$3])/[.$A$3]*[.$C$3]/[.$D$3]" office:value-type="float" office:value="0.0933333333333334" calcext:value-type="float">
            <text:p>0,093333333333333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([.A28]-[.$E$3])/[.$A$3]*[.$C$3]/[.$D$3]" office:value-type="float" office:value="0.0977777777777778" calcext:value-type="float">
            <text:p>0,097777777777778</text:p>
          </table:table-cell>
          <table:table-cell table:number-columns-repeated="6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formula="of:=([.A29]-[.$E$3])/[.$A$3]*[.$C$3]/[.$D$3]" office:value-type="float" office:value="0.102222222222222" calcext:value-type="float">
            <text:p>0,10222222222222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([.A30]-[.$E$3])/[.$A$3]*[.$C$3]/[.$D$3]" office:value-type="float" office:value="0.106666666666667" calcext:value-type="float">
            <text:p>0,106666666666667</text:p>
          </table:table-cell>
          <table:table-cell table:number-columns-repeated="6"/>
        </table:table-row>
        <table:table-row table:style-name="ro1">
          <table:table-cell table:style-name="ce3" office:value-type="float" office:value="1.25" calcext:value-type="float">
            <text:p>1,25</text:p>
          </table:table-cell>
          <table:table-cell table:formula="of:=([.A31]-[.$E$3])/[.$A$3]*[.$C$3]/[.$D$3]" office:value-type="float" office:value="0.111111111111111" calcext:value-type="float">
            <text:p>0,111111111111111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([.A32]-[.$E$3])/[.$A$3]*[.$C$3]/[.$D$3]" office:value-type="float" office:value="0.115555555555556" calcext:value-type="float">
            <text:p>0,115555555555556</text:p>
          </table:table-cell>
          <table:table-cell table:number-columns-repeated="6"/>
        </table:table-row>
        <table:table-row table:style-name="ro1">
          <table:table-cell office:value-type="float" office:value="1.35" calcext:value-type="float">
            <text:p>1,35</text:p>
          </table:table-cell>
          <table:table-cell table:formula="of:=([.A33]-[.$E$3])/[.$A$3]*[.$C$3]/[.$D$3]" office:value-type="float" office:value="0.12" calcext:value-type="float">
            <text:p>0,12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[.A34]-[.$E$3])/[.$A$3]*[.$C$3]/[.$D$3]" office:value-type="float" office:value="0.124444444444444" calcext:value-type="float">
            <text:p>0,124444444444444</text:p>
          </table:table-cell>
          <table:table-cell table:number-columns-repeated="6"/>
        </table:table-row>
        <table:table-row table:style-name="ro1">
          <table:table-cell office:value-type="float" office:value="1.45" calcext:value-type="float">
            <text:p>1,45</text:p>
          </table:table-cell>
          <table:table-cell table:formula="of:=([.A35]-[.$E$3])/[.$A$3]*[.$C$3]/[.$D$3]" office:value-type="float" office:value="0.128888888888889" calcext:value-type="float">
            <text:p>0,128888888888889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([.A36]-[.$E$3])/[.$A$3]*[.$C$3]/[.$D$3]" office:value-type="float" office:value="0.133333333333333" calcext:value-type="float">
            <text:p>0,133333333333333</text:p>
          </table:table-cell>
          <table:table-cell table:number-columns-repeated="6"/>
        </table:table-row>
        <table:table-row table:style-name="ro1">
          <table:table-cell office:value-type="float" office:value="1.55" calcext:value-type="float">
            <text:p>1,55</text:p>
          </table:table-cell>
          <table:table-cell table:formula="of:=([.A37]-[.$E$3])/[.$A$3]*[.$C$3]/[.$D$3]" office:value-type="float" office:value="0.137777777777778" calcext:value-type="float">
            <text:p>0,137777777777778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([.A38]-[.$E$3])/[.$A$3]*[.$C$3]/[.$D$3]" office:value-type="float" office:value="0.142222222222222" calcext:value-type="float">
            <text:p>0,142222222222222</text:p>
          </table:table-cell>
          <table:table-cell table:number-columns-repeated="6"/>
        </table:table-row>
        <table:table-row table:style-name="ro1">
          <table:table-cell office:value-type="float" office:value="1.65" calcext:value-type="float">
            <text:p>1,65</text:p>
          </table:table-cell>
          <table:table-cell table:formula="of:=([.A39]-[.$E$3])/[.$A$3]*[.$C$3]/[.$D$3]" office:value-type="float" office:value="0.146666666666667" calcext:value-type="float">
            <text:p>0,146666666666667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([.A40]-[.$E$3])/[.$A$3]*[.$C$3]/[.$D$3]" office:value-type="float" office:value="0.151111111111111" calcext:value-type="float">
            <text:p>0,151111111111111</text:p>
          </table:table-cell>
          <table:table-cell table:number-columns-repeated="6"/>
        </table:table-row>
        <table:table-row table:style-name="ro1">
          <table:table-cell office:value-type="float" office:value="1.75" calcext:value-type="float">
            <text:p>1,75</text:p>
          </table:table-cell>
          <table:table-cell table:formula="of:=([.A41]-[.$E$3])/[.$A$3]*[.$C$3]/[.$D$3]" office:value-type="float" office:value="0.155555555555556" calcext:value-type="float">
            <text:p>0,155555555555556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([.A42]-[.$E$3])/[.$A$3]*[.$C$3]/[.$D$3]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 office:value-type="float" office:value="1.85" calcext:value-type="float">
            <text:p>1,85</text:p>
          </table:table-cell>
          <table:table-cell table:formula="of:=([.A43]-[.$E$3])/[.$A$3]*[.$C$3]/[.$D$3]" office:value-type="float" office:value="0.164444444444444" calcext:value-type="float">
            <text:p>0,164444444444444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([.A44]-[.$E$3])/[.$A$3]*[.$C$3]/[.$D$3]" office:value-type="float" office:value="0.168888888888889" calcext:value-type="float">
            <text:p>0,168888888888889</text:p>
          </table:table-cell>
          <table:table-cell table:number-columns-repeated="6"/>
        </table:table-row>
        <table:table-row table:style-name="ro1">
          <table:table-cell office:value-type="float" office:value="1.95" calcext:value-type="float">
            <text:p>1,95</text:p>
          </table:table-cell>
          <table:table-cell table:formula="of:=([.A45]-[.$E$3])/[.$A$3]*[.$C$3]/[.$D$3]" office:value-type="float" office:value="0.173333333333333" calcext:value-type="float">
            <text:p>0,1733333333333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6]-[.$E$3])/[.$A$3]*[.$C$3]/[.$D$3]" office:value-type="float" office:value="0.177777777777778" calcext:value-type="float">
            <text:p>0,177777777777778</text:p>
          </table:table-cell>
          <table:table-cell table:number-columns-repeated="6"/>
        </table:table-row>
        <table:table-row table:style-name="ro1">
          <table:table-cell office:value-type="float" office:value="2.05" calcext:value-type="float">
            <text:p>2,05</text:p>
          </table:table-cell>
          <table:table-cell table:formula="of:=([.A47]-[.$E$3])/[.$A$3]*[.$C$3]/[.$D$3]" office:value-type="float" office:value="0.182222222222222" calcext:value-type="float">
            <text:p>0,182222222222222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([.A48]-[.$E$3])/[.$A$3]*[.$C$3]/[.$D$3]" office:value-type="float" office:value="0.186666666666667" calcext:value-type="float">
            <text:p>0,186666666666667</text:p>
          </table:table-cell>
          <table:table-cell table:number-columns-repeated="6"/>
        </table:table-row>
        <table:table-row table:style-name="ro1">
          <table:table-cell office:value-type="float" office:value="2.15" calcext:value-type="float">
            <text:p>2,15</text:p>
          </table:table-cell>
          <table:table-cell table:formula="of:=([.A49]-[.$E$3])/[.$A$3]*[.$C$3]/[.$D$3]" office:value-type="float" office:value="0.191111111111111" calcext:value-type="float">
            <text:p>0,191111111111111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([.A50]-[.$E$3])/[.$A$3]*[.$C$3]/[.$D$3]" office:value-type="float" office:value="0.195555555555556" calcext:value-type="float">
            <text:p>0,195555555555556</text:p>
          </table:table-cell>
          <table:table-cell table:number-columns-repeated="6"/>
        </table:table-row>
        <table:table-row table:style-name="ro1">
          <table:table-cell office:value-type="float" office:value="2.25" calcext:value-type="float">
            <text:p>2,25</text:p>
          </table:table-cell>
          <table:table-cell table:formula="of:=([.A51]-[.$E$3])/[.$A$3]*[.$C$3]/[.$D$3]"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([.A52]-[.$E$3])/[.$A$3]*[.$C$3]/[.$D$3]" office:value-type="float" office:value="0.204444444444444" calcext:value-type="float">
            <text:p>0,204444444444444</text:p>
          </table:table-cell>
          <table:table-cell table:number-columns-repeated="6"/>
        </table:table-row>
        <table:table-row table:style-name="ro1">
          <table:table-cell office:value-type="float" office:value="2.35" calcext:value-type="float">
            <text:p>2,35</text:p>
          </table:table-cell>
          <table:table-cell table:formula="of:=([.A53]-[.$E$3])/[.$A$3]*[.$C$3]/[.$D$3]" office:value-type="float" office:value="0.208888888888889" calcext:value-type="float">
            <text:p>0,208888888888889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([.A54]-[.$E$3])/[.$A$3]*[.$C$3]/[.$D$3]" office:value-type="float" office:value="0.213333333333333" calcext:value-type="float">
            <text:p>0,213333333333333</text:p>
          </table:table-cell>
          <table:table-cell table:number-columns-repeated="6"/>
        </table:table-row>
        <table:table-row table:style-name="ro1">
          <table:table-cell office:value-type="float" office:value="2.45" calcext:value-type="float">
            <text:p>2,45</text:p>
          </table:table-cell>
          <table:table-cell table:formula="of:=([.A55]-[.$E$3])/[.$A$3]*[.$C$3]/[.$D$3]" office:value-type="float" office:value="0.217777777777778" calcext:value-type="float">
            <text:p>0,217777777777778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([.A56]-[.$E$3])/[.$A$3]*[.$C$3]/[.$D$3]" office:value-type="float" office:value="0.222222222222222" calcext:value-type="float">
            <text:p>0,222222222222222</text:p>
          </table:table-cell>
          <table:table-cell table:number-columns-repeated="6"/>
        </table:table-row>
        <table:table-row table:style-name="ro1">
          <table:table-cell office:value-type="float" office:value="2.55" calcext:value-type="float">
            <text:p>2,55</text:p>
          </table:table-cell>
          <table:table-cell table:formula="of:=([.A57]-[.$E$3])/[.$A$3]*[.$C$3]/[.$D$3]" office:value-type="float" office:value="0.226666666666667" calcext:value-type="float">
            <text:p>0,226666666666667</text:p>
          </table:table-cell>
          <table:table-cell table:number-columns-repeated="6"/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([.A58]-[.$E$3])/[.$A$3]*[.$C$3]/[.$D$3]" office:value-type="float" office:value="0.231111111111111" calcext:value-type="float">
            <text:p>0,231111111111111</text:p>
          </table:table-cell>
          <table:table-cell table:number-columns-repeated="6"/>
        </table:table-row>
        <table:table-row table:style-name="ro1">
          <table:table-cell office:value-type="float" office:value="2.65" calcext:value-type="float">
            <text:p>2,65</text:p>
          </table:table-cell>
          <table:table-cell table:formula="of:=([.A59]-[.$E$3])/[.$A$3]*[.$C$3]/[.$D$3]" office:value-type="float" office:value="0.235555555555556" calcext:value-type="float">
            <text:p>0,235555555555556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([.A60]-[.$E$3])/[.$A$3]*[.$C$3]/[.$D$3]" office:value-type="float" office:value="0.24" calcext:value-type="float">
            <text:p>0,24</text:p>
          </table:table-cell>
          <table:table-cell table:number-columns-repeated="6"/>
        </table:table-row>
        <table:table-row table:style-name="ro1">
          <table:table-cell office:value-type="float" office:value="2.75" calcext:value-type="float">
            <text:p>2,75</text:p>
          </table:table-cell>
          <table:table-cell table:formula="of:=([.A61]-[.$E$3])/[.$A$3]*[.$C$3]/[.$D$3]" office:value-type="float" office:value="0.244444444444444" calcext:value-type="float">
            <text:p>0,244444444444444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([.A62]-[.$E$3])/[.$A$3]*[.$C$3]/[.$D$3]" office:value-type="float" office:value="0.248888888888889" calcext:value-type="float">
            <text:p>0,248888888888889</text:p>
          </table:table-cell>
          <table:table-cell table:number-columns-repeated="6"/>
        </table:table-row>
        <table:table-row table:style-name="ro1">
          <table:table-cell office:value-type="float" office:value="2.85" calcext:value-type="float">
            <text:p>2,85</text:p>
          </table:table-cell>
          <table:table-cell table:formula="of:=([.A63]-[.$E$3])/[.$A$3]*[.$C$3]/[.$D$3]" office:value-type="float" office:value="0.253333333333333" calcext:value-type="float">
            <text:p>0,253333333333333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([.A64]-[.$E$3])/[.$A$3]*[.$C$3]/[.$D$3]" office:value-type="float" office:value="0.257777777777778" calcext:value-type="float">
            <text:p>0,257777777777778</text:p>
          </table:table-cell>
          <table:table-cell table:number-columns-repeated="6"/>
        </table:table-row>
        <table:table-row table:style-name="ro1">
          <table:table-cell office:value-type="float" office:value="2.95" calcext:value-type="float">
            <text:p>2,95</text:p>
          </table:table-cell>
          <table:table-cell table:formula="of:=([.A65]-[.$E$3])/[.$A$3]*[.$C$3]/[.$D$3]" office:value-type="float" office:value="0.262222222222222" calcext:value-type="float">
            <text:p>0,2622222222222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66]-[.$E$3])/[.$A$3]*[.$C$3]/[.$D$3]" office:value-type="float" office:value="0.266666666666667" calcext:value-type="float">
            <text:p>0,266666666666667</text:p>
          </table:table-cell>
          <table:table-cell table:number-columns-repeated="6"/>
        </table:table-row>
        <table:table-row table:style-name="ro1">
          <table:table-cell office:value-type="float" office:value="3.05" calcext:value-type="float">
            <text:p>3,05</text:p>
          </table:table-cell>
          <table:table-cell table:formula="of:=([.A67]-[.$E$3])/[.$A$3]*[.$C$3]/[.$D$3]" office:value-type="float" office:value="0.271111111111111" calcext:value-type="float">
            <text:p>0,271111111111111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([.A68]-[.$E$3])/[.$A$3]*[.$C$3]/[.$D$3]" office:value-type="float" office:value="0.275555555555556" calcext:value-type="float">
            <text:p>0,275555555555556</text:p>
          </table:table-cell>
          <table:table-cell table:number-columns-repeated="6"/>
        </table:table-row>
        <table:table-row table:style-name="ro1">
          <table:table-cell office:value-type="float" office:value="3.15" calcext:value-type="float">
            <text:p>3,15</text:p>
          </table:table-cell>
          <table:table-cell table:formula="of:=([.A69]-[.$E$3])/[.$A$3]*[.$C$3]/[.$D$3]" office:value-type="float" office:value="0.28" calcext:value-type="float">
            <text:p>0,28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([.A70]-[.$E$3])/[.$A$3]*[.$C$3]/[.$D$3]" office:value-type="float" office:value="0.284444444444444" calcext:value-type="float">
            <text:p>0,284444444444444</text:p>
          </table:table-cell>
          <table:table-cell table:number-columns-repeated="6"/>
        </table:table-row>
        <table:table-row table:style-name="ro1">
          <table:table-cell office:value-type="float" office:value="3.25" calcext:value-type="float">
            <text:p>3,25</text:p>
          </table:table-cell>
          <table:table-cell table:formula="of:=([.A71]-[.$E$3])/[.$A$3]*[.$C$3]/[.$D$3]" office:value-type="float" office:value="0.288888888888889" calcext:value-type="float">
            <text:p>0,288888888888889</text:p>
          </table:table-cell>
          <table:table-cell table:number-columns-repeated="6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([.A72]-[.$E$3])/[.$A$3]*[.$C$3]/[.$D$3]" office:value-type="float" office:value="0.293333333333333" calcext:value-type="float">
            <text:p>0,2933333333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.00.0000</text:date>, <text:time style:data-style-name="N2" text:time-value="01:11:35.050235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01:11:56.914573510</dc:date>
    <meta:editing-duration>PT9H51M40S</meta:editing-duration>
    <meta:editing-cycles>30</meta:editing-cycles>
    <meta:generator>LibreOffice/5.2.6.2$Linux_X86_64 LibreOffice_project/20m0$Build-2</meta:generator>
    <meta:document-statistic meta:table-count="2" meta:cell-count="310" meta:object-count="0"/>
  </office:meta>
</office:document-meta>
</file>